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Liberation Sans"/>
    </style:style>
    <style:style style:name="P2" style:family="paragraph" style:parent-style-name="Text_20_body">
      <style:text-properties style:font-name="Liberation Sans"/>
    </style:style>
    <style:style style:name="P3" style:family="paragraph" style:parent-style-name="Standard">
      <style:text-properties style:font-name="Liberation Sans"/>
    </style:style>
    <style:style style:name="P4" style:family="paragraph" style:parent-style-name="Standard">
      <style:text-properties style:font-name="Liberation Sans" officeooo:rsid="00049a63" officeooo:paragraph-rsid="00049a63"/>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1">
      <style:paragraph-properties fo:margin-top="0cm" fo:margin-bottom="0cm" style:contextual-spacing="false"/>
      <style:text-properties style:font-name="Liberation Sans"/>
    </style:style>
    <style:style style:name="P8" style:family="paragraph" style:parent-style-name="Text_20_body">
      <style:text-properties style:font-name="Liberation Sans" officeooo:rsid="00049a63" officeooo:paragraph-rsid="00049a63"/>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style style:name="P16" style:family="paragraph" style:parent-style-name="Text_20_body" style:list-style-name="L5">
      <style:paragraph-properties fo:margin-top="0cm" fo:margin-bottom="0cm" style:contextual-spacing="false"/>
    </style:style>
    <style:style style:name="P17" style:family="paragraph" style:parent-style-name="Text_20_body" style:list-style-name="L6"/>
    <style:style style:name="P18" style:family="paragraph" style:parent-style-name="Text_20_body" style:list-style-name="L6">
      <style:paragraph-properties fo:margin-top="0cm" fo:margin-bottom="0cm" style:contextual-spacing="false"/>
    </style:style>
    <style:style style:name="T1" style:family="text">
      <style:text-properties style:font-name="Liberation San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Por supuesto! Aquí tienes una orientación clara para abordar la entrada del blog </text:span><text:span text:style-name="Strong_20_Emphasis"><text:span text:style-name="T1">"A World Without Computers"</text:span></text:span><text:span text:style-name="T1">, adaptada al nivel B2 y siguiendo los criterios del ejercicio:</text:span></text:p>
      <text:p text:style-name="P1"/>
      <text:h text:style-name="Heading_20_3" text:outline-level="3"><text:span text:style-name="Strong_20_Emphasis"><text:span text:style-name="T1">Estructura sugerida para el blog:</text:span></text:span></text:h>
      <text:h text:style-name="Heading_20_4" text:outline-level="4"><text:span text:style-name="Strong_20_Emphasis"><text:span text:style-name="T1">Título del blog</text:span></text:span></text:h>
      <text:p text:style-name="Text_20_body"><text:span text:style-name="Emphasis"><text:span text:style-name="T1">A World Without Computers: Imagining the Unthinkable</text:span></text:span></text:p>
      <text:h text:style-name="Heading_20_4" text:outline-level="4"><text:span text:style-name="Strong_20_Emphasis"><text:span text:style-name="T1">Introducción (1 párrafo)</text:span></text:span></text:h>
      <text:list xml:id="list2604450920" text:style-name="L1">
        <text:list-item>
          <text:p text:style-name="P7">Presenta la idea general: ¿Qué tan importantes son los ordenadores en nuestra vida? </text:p>
        </text:list-item>
        <text:list-item>
          <text:p text:style-name="P6"><text:span text:style-name="T1">Haz una pregunta retórica para captar el interés: </text:span><text:span text:style-name="Emphasis"><text:span text:style-name="T1">"Have you ever wondered what life would be like without computers?"</text:span></text:span><text:span text:style-name="T1"> </text:span></text:p>
        </text:list-item>
        <text:list-item>
          <text:p text:style-name="P5"><text:span text:style-name="T1">Usa un conector para avanzar al cuerpo del texto: </text:span><text:span text:style-name="Emphasis"><text:span text:style-name="T1">"Let's explore this fascinating scenario."</text:span></text:span><text:span text:style-name="T1"> </text:span></text:p>
        </text:list-item>
      </text:list>
      <text:h text:style-name="Heading_20_4" text:outline-level="4"><text:span text:style-name="Strong_20_Emphasis"><text:span text:style-name="T1">Cuerpo (2-3 párrafos)</text:span></text:span></text:h>
      <text:list xml:id="list3152063596" text:style-name="L2">
        <text:list-item>
          <text:p text:style-name="P9"><text:span text:style-name="Strong_20_Emphasis"><text:span text:style-name="T1">Impacto en la vida diaria (Modales y Pasiva)</text:span></text:span></text:p>
          <text:list>
            <text:list-item>
              <text:p text:style-name="P10"><text:span text:style-name="T1">Describe cómo los ordenadores </text:span><text:span text:style-name="Emphasis"><text:span text:style-name="T1">permiten</text:span></text:span><text:span text:style-name="T1"> tareas cotidianas (</text:span><text:span text:style-name="Emphasis"><text:span text:style-name="T1">Computers enable us to communicate instantly and access information globally</text:span></text:span><text:span text:style-name="T1">). </text:span></text:p>
            </text:list-item>
            <text:list-item>
              <text:p text:style-name="P10"><text:span text:style-name="T1">Habla en voz pasiva para destacar el impacto: </text:span><text:span text:style-name="Emphasis"><text:span text:style-name="T1">"In such a world, access to instant communication would be eliminated."</text:span></text:span><text:span text:style-name="T1"> </text:span></text:p>
            </text:list-item>
            <text:list-item>
              <text:p text:style-name="P10"><text:span text:style-name="T1">Usa modales para posibilidades: </text:span><text:span text:style-name="Emphasis"><text:span text:style-name="T1">"We might struggle to organize our schedules efficiently."</text:span></text:span><text:span text:style-name="T1"> </text:span></text:p>
            </text:list-item>
          </text:list>
        </text:list-item>
        <text:list-item>
          <text:p text:style-name="P9"><text:span text:style-name="Strong_20_Emphasis"><text:span text:style-name="T1">Afectación en sectores clave (Condicionales y vocabulario técnico)</text:span></text:span></text:p>
          <text:list>
            <text:list-item>
              <text:p text:style-name="P10"><text:span text:style-name="T1">Educación, salud, negocios y transporte: </text:span><text:span text:style-name="Emphasis"><text:span text:style-name="T1">"If computers did not exist, advancements in Artificial Intelligence and IoT would have never occurred."</text:span></text:span><text:span text:style-name="T1"> </text:span></text:p>
            </text:list-item>
            <text:list-item>
              <text:p text:style-name="P10"><text:span text:style-name="T1">Relaciónalo con vocabulario técnico: </text:span><text:span text:style-name="Emphasis"><text:span text:style-name="T1">"The Metaverse and cloud-based services would be unimaginable."</text:span></text:span><text:span text:style-name="T1"> </text:span></text:p>
            </text:list-item>
            <text:list-item>
              <text:p text:style-name="P10"><text:span text:style-name="T1">Usa condicionales: </text:span><text:span text:style-name="Emphasis"><text:span text:style-name="T1">"If cloud computing were unavailable, storing large amounts of data would become impossible."</text:span></text:span><text:span text:style-name="T1"> </text:span></text:p>
            </text:list-item>
          </text:list>
        </text:list-item>
        <text:list-item>
          <text:p text:style-name="P9"><text:span text:style-name="Strong_20_Emphasis"><text:span text:style-name="T1">Consecuencias a largo plazo (Futuro Perfecto y Continuo)</text:span></text:span></text:p>
          <text:list>
            <text:list-item>
              <text:p text:style-name="P10"><text:span text:style-name="T1">Proyección de un mundo sin ordenadores: </text:span><text:span text:style-name="Emphasis"><text:span text:style-name="T1">"By the end of this decade, many innovations would have been delayed."</text:span></text:span><text:span text:style-name="T1"> </text:span></text:p>
            </text:list-item>
            <text:list-item>
              <text:p text:style-name="P9"><text:span text:style-name="T1">Usa futuro continuo: </text:span><text:span text:style-name="Emphasis"><text:span text:style-name="T1">"People would still be relying on manual processes, struggling with inefficiency."</text:span></text:span><text:span text:style-name="T1"> </text:span></text:p>
            </text:list-item>
          </text:list>
        </text:list-item>
      </text:list>
      <text:h text:style-name="Heading_20_4" text:outline-level="4"><text:span text:style-name="Strong_20_Emphasis"><text:span text:style-name="T1">Conclusión (1 párrafo)</text:span></text:span></text:h>
      <text:list xml:id="list2429484423" text:style-name="L3">
        <text:list-item>
          <text:p text:style-name="P12"><text:span text:style-name="T1">Resume el impacto de los ordenadores: </text:span><text:span text:style-name="Emphasis"><text:span text:style-name="T1">"Clearly, computers have become an essential part of modern life."</text:span></text:span><text:span text:style-name="T1"> </text:span></text:p>
        </text:list-item>
        <text:list-item>
          <text:p text:style-name="P12"><text:span text:style-name="T1">Contrasta lo positivo y lo negativo: </text:span><text:span text:style-name="Emphasis"><text:span text:style-name="T1">"Although their absence would simplify certain aspects, it would also hinder progress."</text:span></text:span><text:span text:style-name="T1"> </text:span></text:p>
        </text:list-item>
        <text:list-item>
          <text:p text:style-name="P11"><text:soft-page-break/><text:span text:style-name="T1">Termina con una reflexión: </text:span><text:span text:style-name="Emphasis"><text:span text:style-name="T1">"In conclusion, computers are not just tools—they are the backbone of our society."</text:span></text:span><text:span text:style-name="T1"> </text:span></text:p>
        </text:list-item>
      </text:list>
      <text:p text:style-name="P1"/>
      <text:h text:style-name="Heading_20_3" text:outline-level="3"><text:span text:style-name="Strong_20_Emphasis"><text:span text:style-name="T1">Gramática estudiada aplicada al tema</text:span></text:span></text:h>
      <text:list xml:id="list472161460" text:style-name="L4">
        <text:list-item>
          <text:p text:style-name="P14"><text:span text:style-name="Strong_20_Emphasis"><text:span text:style-name="T1">Modales:</text:span></text:span><text:span text:style-name="T1"> Posibilidades y capacidades. Ejemplo: </text:span><text:span text:style-name="Emphasis"><text:span text:style-name="T1">"Without computers, we could not manage complex projects efficiently."</text:span></text:span><text:span text:style-name="T1"> </text:span></text:p>
        </text:list-item>
        <text:list-item>
          <text:p text:style-name="P14"><text:span text:style-name="Strong_20_Emphasis"><text:span text:style-name="T1">Condicionales:</text:span></text:span><text:span text:style-name="T1"> Posibles escenarios y sus consecuencias. Ejemplo: </text:span><text:span text:style-name="Emphasis"><text:span text:style-name="T1">"If computers disappeared tomorrow, society would face significant challenges."</text:span></text:span><text:span text:style-name="T1"> </text:span></text:p>
        </text:list-item>
        <text:list-item>
          <text:p text:style-name="P14"><text:span text:style-name="Strong_20_Emphasis"><text:span text:style-name="T1">Futuro continuo y perfecto:</text:span></text:span><text:span text:style-name="T1"> Proyecciones futuras. Ejemplo: </text:span><text:span text:style-name="Emphasis"><text:span text:style-name="T1">"By 2050, industries will have developed even more sophisticated computer systems."</text:span></text:span><text:span text:style-name="T1"> </text:span></text:p>
        </text:list-item>
        <text:list-item>
          <text:p text:style-name="P14"><text:span text:style-name="Strong_20_Emphasis"><text:span text:style-name="T1">Pasiva:</text:span></text:span><text:span text:style-name="T1"> Destacar el impacto sin centrarte en quién lo causa. Ejemplo: </text:span><text:span text:style-name="Emphasis"><text:span text:style-name="T1">"Critical operations would be affected without computer assistance."</text:span></text:span><text:span text:style-name="T1"> </text:span></text:p>
        </text:list-item>
        <text:list-item>
          <text:p text:style-name="P13"><text:span text:style-name="Strong_20_Emphasis"><text:span text:style-name="T1">Causativa:</text:span></text:span><text:span text:style-name="T1"> Hablar de tareas realizadas gracias a los ordenadores. Ejemplo: </text:span><text:span text:style-name="Emphasis"><text:span text:style-name="T1">"We have data analyzed by AI systems daily."</text:span></text:span><text:span text:style-name="T1"> </text:span></text:p>
        </text:list-item>
      </text:list>
      <text:p text:style-name="P1"/>
      <text:h text:style-name="Heading_20_3" text:outline-level="3"><text:span text:style-name="Strong_20_Emphasis"><text:span text:style-name="T1">Conectores útiles para la cohesión</text:span></text:span></text:h>
      <text:list xml:id="list1682372737" text:style-name="L5">
        <text:list-item>
          <text:p text:style-name="P16"><text:span text:style-name="Strong_20_Emphasis"><text:span text:style-name="T1">Adición:</text:span></text:span><text:span text:style-name="T1"> Furthermore, Moreover, Additionally. </text:span></text:p>
        </text:list-item>
        <text:list-item>
          <text:p text:style-name="P16"><text:span text:style-name="Strong_20_Emphasis"><text:span text:style-name="T1">Contraste:</text:span></text:span><text:span text:style-name="T1"> However, On the other hand, Although. </text:span></text:p>
        </text:list-item>
        <text:list-item>
          <text:p text:style-name="P16"><text:span text:style-name="Strong_20_Emphasis"><text:span text:style-name="T1">Causa-efecto:</text:span></text:span><text:span text:style-name="T1"> As a result, Therefore, Because of this. </text:span></text:p>
        </text:list-item>
        <text:list-item>
          <text:p text:style-name="P16"><text:span text:style-name="Strong_20_Emphasis"><text:span text:style-name="T1">Ejemplificación:</text:span></text:span><text:span text:style-name="T1"> For instance, Such as. </text:span></text:p>
        </text:list-item>
        <text:list-item>
          <text:p text:style-name="P15"><text:span text:style-name="Strong_20_Emphasis"><text:span text:style-name="T1">Conclusión:</text:span></text:span><text:span text:style-name="T1"> In conclusion, To sum up, All in all. </text:span></text:p>
        </text:list-item>
      </text:list>
      <text:h text:style-name="Heading_20_3" text:outline-level="3"><text:span text:style-name="Strong_20_Emphasis"><text:span text:style-name="T1">Vocabulario relevante</text:span></text:span></text:h>
      <text:list xml:id="list1481100163" text:style-name="L6">
        <text:list-item>
          <text:p text:style-name="P18"><text:span text:style-name="Strong_20_Emphasis"><text:span text:style-name="T1">Técnico:</text:span></text:span><text:span text:style-name="T1"> IoT, Artificial Intelligence, cloud services, data processing, automation, communication tools. </text:span></text:p>
        </text:list-item>
        <text:list-item>
          <text:p text:style-name="P17"><text:span text:style-name="Strong_20_Emphasis"><text:span text:style-name="T1">Académico:</text:span></text:span><text:span text:style-name="T1"> Essential, crucial, significant, enable, facilitate, advance, depend on. </text:span></text:p>
        </text:list-item>
      </text:list>
      <text:p text:style-name="P2">¿Te gustaría que desarrolle esta estructura como un texto completo?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Example:</text:p>
      <text:p text:style-name="P4"/>
      <text:p text:style-name="P8">¡Claro que sí! Aquí tienes un ejemplo de cómo se podría redactar la entrada de blog <text:span text:style-name="Strong_20_Emphasis">"A World Without Computers"</text:span>, siguiendo las pautas establecidas:</text:p>
      <text:p text:style-name="Horizontal_20_Line"/>
      <text:h text:style-name="Heading_20_3" text:outline-level="3"><text:span text:style-name="Strong_20_Emphasis">A World Without Computers: Imagining the Unthinkable</text:span></text:h>
      <text:h text:style-name="Heading_20_4" text:outline-level="4"><text:span text:style-name="Strong_20_Emphasis">Introduction</text:span></text:h>
      <text:p text:style-name="Text_20_body">Have you ever wondered what life would be like without computers? These devices are at the core of our modern society, enabling communication, automation, and innovation. But what if they had never been invented? Let’s explore this fascinating scenario and the profound changes it could bring to our world.</text:p>
      <text:p text:style-name="Horizontal_20_Line"/>
      <text:h text:style-name="Heading_20_4" text:outline-level="4"><text:span text:style-name="Strong_20_Emphasis">Daily Life Without Computers</text:span></text:h>
      <text:p text:style-name="Text_20_body">In a world without computers, many everyday tasks would become significantly more challenging. Computers allow us to connect instantly with people across the globe, manage complex schedules, and access limitless information. Without them, communication would be limited to traditional methods like letters or face-to-face meetings. For example, emails and video calls, which have become essential, would be replaced by slower, less efficient alternatives.</text:p>
      <text:p text:style-name="Text_20_body">It is also worth considering the absence of automated tools. Tasks that are now handled by Artificial Intelligence (AI), such as data analysis and customer support, would need to be done manually. Consequently, productivity across all sectors would decrease dramatically. As a result, society might struggle to adapt to a slower, less efficient pace of life.</text:p>
      <text:p text:style-name="Horizontal_20_Line"/>
      <text:h text:style-name="Heading_20_4" text:outline-level="4"><text:span text:style-name="Strong_20_Emphasis">Impact on Key Sectors</text:span></text:h>
      <text:p text:style-name="Text_20_body">The lack of computers would particularly affect fields like education, healthcare, and business. If computers did not exist, the Internet of Things (IoT) and cloud computing, which depend on powerful computational systems, would have never developed. Students would rely entirely on physical books, limiting access to up-to-date information. Similarly, in healthcare, the absence of computerized tools would hinder diagnoses and delay treatments.</text:p>
      <text:p text:style-name="Text_20_body">In business, financial transactions and data storage would face enormous setbacks. For instance, if cloud computing were unavailable, companies would need to store physical records, increasing the risk of data loss and inefficiency.</text:p>
      <text:p text:style-name="Horizontal_20_Line"/>
      <text:h text:style-name="Heading_20_4" text:outline-level="4"><text:span text:style-name="Strong_20_Emphasis">Long-Term Consequences</text:span></text:h>
      <text:p text:style-name="Text_20_body">By the end of this decade, many technological advancements would have been delayed without computers. People would still be relying on manual processes, struggling with inefficiency and reduced productivity. The Metaverse, a virtual world that relies on powerful computer systems, <text:soft-page-break/>would remain an unrealized concept. Additionally, industries that depend on automation, such as manufacturing and transportation, would be far less developed.</text:p>
      <text:p text:style-name="Horizontal_20_Line"/>
      <text:h text:style-name="Heading_20_4" text:outline-level="4"><text:span text:style-name="Strong_20_Emphasis">Conclusion</text:span></text:h>
      <text:p text:style-name="Text_20_body">Clearly, computers have become an essential part of modern life. Although their absence might simplify certain aspects of our daily routines, it would also hinder progress in nearly every field. In conclusion, computers are not just tools; they are the backbone of our society, enabling us to achieve things that were once unimaginable.</text:p>
      <text:p text:style-name="Horizontal_20_Line"/>
      <text:p text:style-name="Text_20_body">Este ejemplo incluye una estructura clara, conectores adecuados y la gramática estudiada, como condicionales, pasiva, y causativa. Además, utiliza vocabulario técnico relevante para el tema. Si necesitas alguna modificación o enfoque distinto, ¡solo házmelo saber! 😊</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9T22:55:56.392123529</meta:creation-date>
    <meta:generator>LibreOffice/7.3.7.2$Linux_X86_64 LibreOffice_project/30$Build-2</meta:generator>
    <dc:date>2025-01-19T23:01:32.256925524</dc:date>
    <meta:editing-duration>PT1M5S</meta:editing-duration>
    <meta:editing-cycles>3</meta:editing-cycles>
    <meta:document-statistic meta:table-count="0" meta:image-count="0" meta:object-count="0" meta:page-count="4" meta:paragraph-count="56" meta:word-count="947" meta:character-count="6486" meta:non-whitespace-character-count="5599"/>
  </office:meta>
</office:document-meta>
</file>